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051e0" officeooo:paragraph-rsid="001051e0"/>
    </style:style>
    <style:style style:name="P2" style:family="paragraph" style:parent-style-name="Standard">
      <style:text-properties officeooo:paragraph-rsid="001051e0"/>
    </style:style>
    <style:style style:name="P3" style:family="paragraph" style:parent-style-name="Standard">
      <style:text-properties officeooo:paragraph-rsid="0011b5f3"/>
    </style:style>
    <style:style style:name="P4" style:family="paragraph" style:parent-style-name="Standard">
      <style:text-properties officeooo:paragraph-rsid="00121d91"/>
    </style:style>
    <style:style style:name="P5" style:family="paragraph" style:parent-style-name="Standard">
      <style:text-properties officeooo:paragraph-rsid="00136725"/>
    </style:style>
    <style:style style:name="P6" style:family="paragraph" style:parent-style-name="Standard">
      <style:text-properties fo:font-weight="bold" officeooo:rsid="0014f57b" officeooo:paragraph-rsid="0014f57b" style:font-weight-asian="bold" style:font-weight-complex="bold"/>
    </style:style>
    <style:style style:name="P7" style:family="paragraph" style:parent-style-name="Standard">
      <style:text-properties fo:font-weight="normal" officeooo:rsid="001598b7" officeooo:paragraph-rsid="001598b7" style:font-weight-asian="normal" style:font-weight-complex="normal"/>
    </style:style>
    <style:style style:name="P8" style:family="paragraph" style:parent-style-name="Heading_20_2">
      <style:paragraph-properties fo:text-align="center" style:justify-single-word="false"/>
      <style:text-properties officeooo:rsid="001051e0" officeooo:paragraph-rsid="001051e0"/>
    </style:style>
    <style:style style:name="P9" style:family="paragraph" style:parent-style-name="Standard" style:list-style-name="L1">
      <style:text-properties officeooo:paragraph-rsid="00121d91"/>
    </style:style>
    <style:style style:name="P10" style:family="paragraph" style:parent-style-name="Standard" style:list-style-name="L1">
      <style:text-properties officeooo:paragraph-rsid="00136725"/>
    </style:style>
    <style:style style:name="P11" style:family="paragraph" style:parent-style-name="Standard" style:list-style-name="L2">
      <style:text-properties fo:font-weight="bold" officeooo:rsid="001598b7" officeooo:paragraph-rsid="001598b7" style:font-weight-asian="bold" style:font-weight-complex="bold"/>
    </style:style>
    <style:style style:name="P12" style:family="paragraph" style:parent-style-name="Standard" style:list-style-name="L2">
      <style:text-properties fo:font-weight="bold" officeooo:rsid="0017291b" officeooo:paragraph-rsid="0017291b" style:font-weight-asian="bold" style:font-weight-complex="bold"/>
    </style:style>
    <style:style style:name="T1" style:family="text">
      <style:text-properties officeooo:rsid="001051e0"/>
    </style:style>
    <style:style style:name="T2" style:family="text">
      <style:text-properties fo:font-weight="normal" style:font-weight-asian="normal" style:font-weight-complex="normal"/>
    </style:style>
    <style:style style:name="T3" style:family="text">
      <style:text-properties fo:font-weight="normal" officeooo:rsid="001051e0" style:font-weight-asian="normal" style:font-weight-complex="normal"/>
    </style:style>
    <style:style style:name="T4" style:family="text">
      <style:text-properties fo:font-weight="normal" officeooo:rsid="0011b5f3" style:font-weight-asian="normal" style:font-weight-complex="normal"/>
    </style:style>
    <style:style style:name="T5" style:family="text">
      <style:text-properties fo:font-weight="normal" officeooo:rsid="00121d91" style:font-weight-asian="normal" style:font-weight-complex="normal"/>
    </style:style>
    <style:style style:name="T6" style:family="text">
      <style:text-properties fo:font-weight="normal" officeooo:rsid="00136725" style:font-weight-asian="normal" style:font-weight-complex="normal"/>
    </style:style>
    <style:style style:name="T7" style:family="text">
      <style:text-properties fo:font-weight="normal" officeooo:rsid="0017291b" style:font-weight-asian="normal" style:font-weight-complex="normal"/>
    </style:style>
    <style:style style:name="T8" style:family="text">
      <style:text-properties fo:font-weight="bold" officeooo:rsid="0011b5f3" style:font-weight-asian="bold" style:font-weight-complex="bold"/>
    </style:style>
    <style:style style:name="T9" style:family="text">
      <style:text-properties fo:font-weight="bold" officeooo:rsid="00121d91" style:font-weight-asian="bold" style:font-weight-complex="bold"/>
    </style:style>
    <style:style style:name="T10" style:family="text">
      <style:text-properties fo:font-weight="bold" officeooo:rsid="00136725" style:font-weight-asian="bold" style:font-weight-complex="bold"/>
    </style:style>
    <style:style style:name="T11" style:family="text">
      <style:text-properties style:text-position="super 58%" fo:font-weight="normal" officeooo:rsid="0011b5f3" style:font-weight-asian="normal" style:font-weight-complex="normal"/>
    </style:style>
    <style:style style:name="T12" style:family="text">
      <style:text-properties fo:font-variant="normal" fo:text-transform="none" fo:color="#3e4144" loext:opacity="100%" fo:letter-spacing="normal" fo:font-weight="normal" officeooo:rsid="00121d91"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Acción por el clima</text:h>
      <text:p text:style-name="P2"><text:span text:style-name="T1">Este objetivo sostenible pretende </text:span><text:span text:style-name="Strong_20_Emphasis"><text:span text:style-name="T3">introducir el cambio climático como cuestión primordial en las políticas, estrategias y planes de países, empresas y sociedad civil, mejorando la respuesta. </text:span></text:span></text:p>
      <text:p text:style-name="P2"><text:span text:style-name="Strong_20_Emphasis"><text:span text:style-name="T3"/></text:span></text:p>
      <text:p text:style-name="P2"><text:span text:style-name="Strong_20_Emphasis"><text:span text:style-name="T3">El calentamiento global aumenta a un ritmo mucho más acelerado de lo previsto, convirtiéndose en uno de los mayores desafíos de la humanidad. En comparación con años esto se nota tanto en la temperatura global </text:span></text:span><text:span text:style-name="Strong_20_Emphasis"><text:span text:style-name="T4">y la duración de los veranos que se ha aumentado en 5 semanas desde el comienzo de los 80 hasta 2023.</text:span></text:span></text:p>
      <text:p text:style-name="P2"><text:span text:style-name="Strong_20_Emphasis"><text:span text:style-name="T4"/></text:span></text:p>
      <text:p text:style-name="P3"><text:span text:style-name="Strong_20_Emphasis"><text:span text:style-name="T8">¿A que se debe el calentamiento global?</text:span></text:span></text:p>
      <text:p text:style-name="P3"><text:span text:style-name="Strong_20_Emphasis"><text:span text:style-name="T4">Una de las razones del calentamiento global es la gran cantidad de CO</text:span></text:span><text:span text:style-name="Strong_20_Emphasis"><text:span text:style-name="T11">2</text:span></text:span><text:span text:style-name="Strong_20_Emphasis"><text:span text:style-name="T4"> en la atmósfera, en 2023 se alcanzó el record de 424 partículas por millón.</text:span></text:span></text:p>
      <text:p text:style-name="P3"><text:span text:style-name="Strong_20_Emphasis"><text:span text:style-name="T4"/></text:span></text:p>
      <text:p text:style-name="P3"><text:span text:style-name="Strong_20_Emphasis"><text:span text:style-name="T8">Consecuencias del calentamiento global</text:span></text:span></text:p>
      <text:p text:style-name="P3"><text:span text:style-name="Strong_20_Emphasis"><text:span text:style-name="T4">Calentamiento de océanos, aumento del nivel del mar, descongelación de los polos, perdida de biodiversidad y fenómenos meteorológicos extremos. </text:span></text:span></text:p>
      <text:p text:style-name="P4"><text:span text:style-name="Strong_20_Emphasis"><text:span text:style-name="T5">Destrozo de cultivos y alimentos, dificulta acceso al agua provocando enfermedades e impidiendo desarrollo social y económico.</text:span></text:span></text:p>
      <text:p text:style-name="P4"><text:span text:style-name="Strong_20_Emphasis"><text:span text:style-name="T5">En 2023 + de 2000 personas murieron en verano por olas de calor y las altas temperaturas.</text:span></text:span></text:p>
      <text:p text:style-name="P4"><text:span text:style-name="Strong_20_Emphasis"><text:span text:style-name="T5"/></text:span></text:p>
      <text:p text:style-name="P4"><text:span text:style-name="Strong_20_Emphasis"><text:span text:style-name="T5">Este objetivo de desarrollo sostenible se firmo el primer acuerdo vinculante mundial sobre el clima. El objetivo es gestionar la transición hacia una economía baja en carbono y lograr que el aumento de las temperaturas se mantenga por debajo de los 2 grados centígrados, punto que sería crítico para el planeta, haciendo todo lo posible por limitar el aumento a 1,5, lo que reducirá considerablemente los riesgos y el impacto del cambio climático. </text:span></text:span></text:p>
      <text:p text:style-name="P4"><text:span text:style-name="Strong_20_Emphasis"/></text:p>
      <text:p text:style-name="P4"><text:span text:style-name="Strong_20_Emphasis"><text:span text:style-name="T5">En 2023 en una convención de la ONU se firmó el acuerdo de Dubia con el fin de triplicar la capacidad de energías renovables en 2030 y abandonar los combustibles fósiles de forma justa, ordenada y equitativa para alcanzar el objetivo de cero emisiones netas en 2050, de acuerdo con la ciencia. </text:span></text:span></text:p>
      <text:p text:style-name="P4"><text:span text:style-name="Strong_20_Emphasis"/></text:p>
      <text:p text:style-name="P4"><text:span text:style-name="Strong_20_Emphasis"><text:span text:style-name="T9">¿Como contribuyen las empresas al ODS 13?</text:span></text:span></text:p>
      <text:list xml:id="list3921244639" text:style-name="L1">
        <text:list-item>
          <text:p text:style-name="P9"><text:span text:style-name="Strong_20_Emphasis"><text:span text:style-name="T5">En el ámbito interno: </text:span></text:span></text:p>
          <text:list>
            <text:list-item>
              <text:p text:style-name="P9"><text:span text:style-name="Strong_20_Emphasis"><text:span text:style-name="T5">Integrando como pilar clave el cambio climático en la estrategia de la empresas.</text:span></text:span></text:p>
            </text:list-item>
            <text:list-item>
              <text:p text:style-name="P9"><text:span text:style-name="Strong_20_Emphasis"><text:span text:style-name="T5">Invirtiendo en adaptación </text:span></text:span></text:p>
            </text:list-item>
            <text:list-item>
              <text:p text:style-name="P9"><text:span text:style-name="Strong_20_Emphasis"><text:span text:style-name="T5">Invirtiendo e</text:span></text:span><text:span text:style-name="Strong_20_Emphasis"><text:span text:style-name="T6">n</text:span></text:span><text:span text:style-name="Strong_20_Emphasis"><text:span text:style-name="T5"> </text:span></text:span><text:span text:style-name="Strong_20_Emphasis"><text:span text:style-name="T12"> </text:span></text:span><text:span text:style-name="Strong_20_Emphasis"><text:span text:style-name="T2">tecnología para la captura y almacenamiento de carbono. </text:span></text:span></text:p>
            </text:list-item>
            <text:list-item>
              <text:p text:style-name="P10"><text:span text:style-name="Strong_20_Emphasis"><text:span text:style-name="T6">Invirtiendo en tecnologías más sostenibles y menos intensivas en la emisión de carbono</text:span></text:span></text:p>
            </text:list-item>
          </text:list>
          <text:p text:style-name="P10"><text:span text:style-name="Strong_20_Emphasis"><text:span text:style-name="T6"/></text:span></text:p>
        </text:list-item>
        <text:list-item>
          <text:p text:style-name="P10"><text:span text:style-name="Strong_20_Emphasis"><text:span text:style-name="T6">En el ámbito externo:</text:span></text:span></text:p>
          <text:list>
            <text:list-item>
              <text:p text:style-name="P10"><text:span text:style-name="Strong_20_Emphasis"><text:span text:style-name="T6">Elaborando políticas y planes de actuación contra el cambio climático en línea con el Acuerdo de París.</text:span></text:span></text:p>
            </text:list-item>
            <text:list-item>
              <text:p text:style-name="P10"><text:span text:style-name="Strong_20_Emphasis"><text:span text:style-name="T6">Formando a la plantilla, proveedores y al resto de grupos de interés en la lucha contra el cambio climático</text:span></text:span></text:p>
            </text:list-item>
            <text:list-item>
              <text:p text:style-name="P10"><text:span text:style-name="Strong_20_Emphasis"><text:span text:style-name="T6">Disminuyendo gradualmente el uso de combustibles fósiles en las operaciones de la empresa y sustituyendo su uso por el de fuentes de energía renovable.</text:span></text:span></text:p>
            </text:list-item>
            <text:list-item>
              <text:p text:style-name="P10"><text:span text:style-name="Strong_20_Emphasis"><text:span text:style-name="T6">Fomentando la movilidad sostenible de las personas empleadas, proveedores y en la distribución de productos y servicios.</text:span></text:span></text:p>
            </text:list-item>
            <text:list-item>
              <text:p text:style-name="P10"><text:soft-page-break/><text:span text:style-name="Strong_20_Emphasis"><text:span text:style-name="T6">Introduciendo criterios de economía circular en las actividades de la empresa, utilizando los recursos naturales y materias primas de manera eficiente, empleando materiales reciclados, fomentando la reutilización, y reduciendo y valorizando los residuos.</text:span></text:span></text:p>
            </text:list-item>
          </text:list>
        </text:list-item>
      </text:list>
      <text:p text:style-name="P5"><text:span text:style-name="Strong_20_Emphasis"><text:span text:style-name="T6"/></text:span></text:p>
      <text:p text:style-name="P5"><text:span text:style-name="Strong_20_Emphasis"><text:span text:style-name="T10">Metas ODS13</text:span></text:span></text:p>
      <text:p text:style-name="P5">Fortalecer la resiliencia y la capacidad de adaptación a los riesgos relacionados con el clima y los desastres naturales en todos los países.</text:p>
      <text:p text:style-name="P5"/>
      <text:p text:style-name="P5">Incorporar medidas relativas al cambio climático en las políticas, estrategias y planes nacionales.</text:p>
      <text:p text:style-name="P5"/>
      <text:p text:style-name="P5">Mejorar la educación, la sensibilización y la capacidad humana e institucional sobre el cambio climático, la reducción de sus efectos y la alerta temprana.</text:p>
      <text:p text:style-name="P5"/>
      <text:p text:style-name="P5">Promover mecanismos para aumentar la capacidad de planificación y gestión eficaces en relación con el cambio climático en los países menos adelantados.</text:p>
      <text:p text:style-name="P5"/>
      <text:p text:style-name="P6">¿Que medidas ha tomado España para cumplir este objetivo sostenible?</text:p>
      <text:p text:style-name="P7">España ha tomado varias medidas para poder cumplir este objetivo, las 5 más importante son:</text:p>
      <text:list xml:id="list943268419" text:style-name="L2">
        <text:list-item>
          <text:p text:style-name="P11">Recortes en las emisiones de CO2: <text:span text:style-name="T2">Para luchar contra el </text:span><text:span text:style-name="T7">efecto invernadero España quiere ser neutra climáticamente en 2050. Para ello España está impulsando la movilidad sostenible mediante zonas de bajas emisiones, promociones de vehículos eléctricos y mejoras en la infraestructura del transporte público.</text:span></text:p>
        </text:list-item>
        <text:list-item>
          <text:p text:style-name="P12">Se acabó el consumo de energía innecesario: <text:span text:style-name="T2">Tras un estudio se descubrió que el 75% de los gases producidos por España son producidos por la obtención de energía, por ello España está planteando formas de conseguir energía sin emitir tantos gases.</text:span></text:p>
        </text:list-item>
        <text:list-item>
          <text:p text:style-name="P12">Fin de la vente de coche de gasolina y gasoil: E<text:span text:style-name="T2">l transporte por carretera solo en España se liberan 84 millones de toneladas de gases. Una de las medidas que se han tomado para combatir esto es la obligatoriedad de establecer una zona de bajas emisiones en los municipios con más de 50.000 habitantes.</text:span></text:p>
        </text:list-item>
        <text:list-item>
          <text:p text:style-name="P12">Elaboración de un plan eficiente de hogares: <text:span text:style-name="T2">Esto se basa en hacer un plan de rehabilitación de viviendas, para ayudar a las personas a aprovechar la energía en sus hogares.</text:span></text:p>
        </text:list-item>
      </text:list>
      <text:list xml:id="list195941957017226" text:continue-list="list3921244639" text:style-name="L1">
        <text:list-item>
          <text:list>
            <text:list-header>
              <text:p text:style-name="P10"><text:span text:style-name="Strong_20_Emphasis"><text:span text:style-name="T6"/></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51e0" officeooo:paragraph-rsid="001051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BELÉN<text:tab/>SOSTENIBILIDAD<text:tab/>Ramón Martin Españ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4T14:08:57.325000000</meta:creation-date>
    <dc:date>2024-10-22T19:59:40.660000000</dc:date>
    <meta:editing-duration>PT1H1M54S</meta:editing-duration>
    <meta:editing-cycles>6</meta:editing-cycles>
    <meta:generator>LibreOffice/7.3.6.2$Windows_X86_64 LibreOffice_project/c28ca90fd6e1a19e189fc16c05f8f8924961e12e</meta:generator>
    <meta:document-statistic meta:table-count="0" meta:image-count="0" meta:object-count="0" meta:page-count="2" meta:paragraph-count="37" meta:word-count="767" meta:character-count="4738" meta:non-whitespace-character-count="4015"/>
  </office:meta>
</office:document-meta>
</file>